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5cm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draw:stroke="dash" draw:stroke-dash="Fine_20_Dashed_20__28_var_29_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cm" svg:height="4cm" svg:x="7.567cm" svg:y="8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2.8cm" svg:height="7.6cm" svg:x="7.567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999cm" svg:height="1.6cm" svg:x="11.567cm" svg:y="2.802cm">
          <text:p text:style-name="P1">Mappin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8cm" svg:height="4cm" svg:x="0.367cm" svg:y="8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7.6cm" svg:x="0.367cm" svg:y="0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cm" svg:height="1.6cm" svg:x="1.967cm" svg:y="2.802cm">
          <text:p text:style-name="P1">Packag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1.6cm" svg:x="1.567cm" svg:y="2.402cm">
          <text:p text:style-name="P1">Packag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2.367cm" svg:y="6.00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1.967cm" svg:y="5.60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1.6cm" svg:x="2.366cm" svg:y="6.001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1.6cm" svg:x="1.966cm" svg:y="5.601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2.367cm" svg:y="6.00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1.967cm" svg:y="5.60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99cm" svg:height="1.6cm" svg:x="1.967cm" svg:y="6.001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99cm" svg:height="1.6cm" svg:x="1.567cm" svg:y="5.601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2.367cm" svg:y="9.603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1.967cm" svg:y="9.203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1.6cm" svg:x="2.366cm" svg:y="9.60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1.6cm" svg:x="1.966cm" svg:y="9.20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2.367cm" svg:y="9.603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1.967cm" svg:y="9.203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99cm" svg:height="1.6cm" svg:x="1.967cm" svg:y="9.60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99cm" svg:height="1.6cm" svg:x="1.567cm" svg:y="9.202cm">
          <text:p text:style-name="P1">Object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6cm" svg:height="1.1cm" svg:x="0.767cm" svg:y="0.802cm">
          <draw:text-box>
            <text:p text:style-name="P1">Left Metamodels</text:p>
          </draw:text-box>
        </draw:frame>
        <draw:frame draw:style-name="gr7" draw:text-style-name="P1" draw:layer="layout" svg:width="6cm" svg:height="1.1cm" svg:x="0.667cm" svg:y="11.602cm">
          <draw:text-box>
            <text:p text:style-name="P1">Left Models</text:p>
          </draw:text-box>
        </draw:frame>
        <draw:line draw:style-name="gr8" draw:text-style-name="P1" draw:layer="layout" svg:x1="3.567cm" svg:y1="4.002cm" svg:x2="3.567cm" svg:y2="5.602cm">
          <text:p/>
        </draw:line>
        <draw:custom-shape draw:style-name="gr9" draw:text-style-name="P1" draw:layer="layout" svg:width="0.4cm" svg:height="0.4cm" svg:x="3.367cm" svg:y="4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" draw:layer="layout" svg:x1="3.567cm" svg:y1="9.202cm" svg:x2="3.567cm" svg:y2="7.202cm">
          <text:p/>
        </draw:line>
        <draw:frame draw:style-name="gr11" draw:text-style-name="P2" draw:layer="layout" svg:width="5.8cm" svg:height="0.806cm" svg:x="2cm" svg:y="8.023cm">
          <draw:text-box>
            <text:p text:style-name="P2"><text:span text:style-name="T1">instanceOf</text:span></text:p>
          </draw:text-box>
        </draw:frame>
        <draw:custom-shape draw:style-name="gr3" draw:text-style-name="P1" draw:layer="layout" svg:width="3.999cm" svg:height="1.6cm" svg:x="9.167cm" svg:y="6.00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99cm" svg:height="1.6cm" svg:x="8.767cm" svg:y="5.6cm">
          <text:p text:style-name="P1">Patter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9.567cm" svg:y="9.60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9.167cm" svg:y="9.20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1.6cm" svg:x="9.566cm" svg:y="9.601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1.6cm" svg:x="9.166cm" svg:y="9.201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9.567cm" svg:y="9.60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9.167cm" svg:y="9.20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99cm" svg:height="1.6cm" svg:x="9.167cm" svg:y="9.601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99cm" svg:height="1.6cm" svg:x="8.767cm" svg:y="9.201cm">
          <text:p text:style-name="P1">Binding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0.767cm" svg:y1="9.202cm" svg:x2="10.767cm" svg:y2="7.202cm">
          <text:p/>
        </draw:line>
        <draw:frame draw:style-name="gr11" draw:text-style-name="P2" draw:layer="layout" svg:width="5.8cm" svg:height="0.806cm" svg:x="9.139cm" svg:y="8.002cm">
          <draw:text-box>
            <text:p text:style-name="P2"><text:span text:style-name="T1">instanceOf</text:span></text:p>
          </draw:text-box>
        </draw:frame>
        <draw:custom-shape draw:style-name="gr6" draw:text-style-name="P1" draw:layer="layout" svg:width="3.6cm" svg:height="1.6cm" svg:x="15.567cm" svg:y="6.001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15.167cm" svg:y="5.601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1.6cm" svg:x="15.566cm" svg:y="6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1.6cm" svg:x="15.166cm" svg:y="5.6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15.567cm" svg:y="6.001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15.167cm" svg:y="5.601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99cm" svg:height="1.6cm" svg:x="15.167cm" svg:y="6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99cm" svg:height="1.6cm" svg:x="14.767cm" svg:y="5.6cm">
          <text:p text:style-name="P1">Patter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15.967cm" svg:y="9.60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15.567cm" svg:y="9.20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1.6cm" svg:x="15.966cm" svg:y="9.601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1.6cm" svg:x="15.566cm" svg:y="9.201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15.967cm" svg:y="9.60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15.567cm" svg:y="9.20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99cm" svg:height="1.6cm" svg:x="15.567cm" svg:y="9.601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99cm" svg:height="1.6cm" svg:x="15.167cm" svg:y="9.201cm">
          <text:p text:style-name="P1">Binding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6.767cm" svg:y1="9.201cm" svg:x2="16.767cm" svg:y2="7.201cm">
          <text:p/>
        </draw:line>
        <draw:frame draw:style-name="gr11" draw:text-style-name="P2" draw:layer="layout" svg:width="5.8cm" svg:height="0.806cm" svg:x="15.567cm" svg:y="8.002cm">
          <draw:text-box>
            <text:p text:style-name="P2"><text:span text:style-name="T1">instanceOf</text:span></text:p>
          </draw:text-box>
        </draw:frame>
        <draw:line draw:style-name="gr8" draw:text-style-name="P1" draw:layer="layout" svg:x1="11.367cm" svg:y1="4.002cm" svg:x2="11.367cm" svg:y2="5.602cm">
          <text:p/>
        </draw:line>
        <draw:custom-shape draw:style-name="gr9" draw:text-style-name="P1" draw:layer="layout" svg:width="0.4cm" svg:height="0.4cm" svg:x="11.167cm" svg:y="4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14.967cm" svg:y1="4.002cm" svg:x2="14.967cm" svg:y2="5.602cm">
          <text:p/>
        </draw:line>
        <draw:custom-shape draw:style-name="gr9" draw:text-style-name="P1" draw:layer="layout" svg:width="0.4cm" svg:height="0.4cm" svg:x="14.767cm" svg:y="4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3.6cm" svg:height="1.6cm" svg:x="11.567cm" svg:y="2.403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1.6cm" svg:x="11.566cm" svg:y="2.40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11.567cm" svg:y="2.403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99cm" svg:height="1.6cm" svg:x="11.167cm" svg:y="2.402cm">
          <text:p text:style-name="P1">Mappin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8cm" svg:height="4cm" svg:x="20.767cm" svg:y="8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7.6cm" svg:x="20.767cm" svg:y="0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cm" svg:height="1.6cm" svg:x="22.367cm" svg:y="2.801cm">
          <text:p text:style-name="P1">Packag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1.6cm" svg:x="21.967cm" svg:y="2.401cm">
          <text:p text:style-name="P1">Packag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22.767cm" svg:y="6.001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22.367cm" svg:y="5.601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1.6cm" svg:x="22.766cm" svg:y="6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1.6cm" svg:x="22.366cm" svg:y="5.6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22.767cm" svg:y="6.001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22.367cm" svg:y="5.601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99cm" svg:height="1.6cm" svg:x="22.367cm" svg:y="6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99cm" svg:height="1.6cm" svg:x="21.967cm" svg:y="5.6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22.767cm" svg:y="9.60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22.367cm" svg:y="9.20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1.6cm" svg:x="22.766cm" svg:y="9.601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1.6cm" svg:x="22.366cm" svg:y="9.201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22.767cm" svg:y="9.60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6cm" svg:x="22.367cm" svg:y="9.20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99cm" svg:height="1.6cm" svg:x="22.367cm" svg:y="9.601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99cm" svg:height="1.6cm" svg:x="21.967cm" svg:y="9.201cm">
          <text:p text:style-name="P1">Object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6cm" svg:height="1.1cm" svg:x="21.167cm" svg:y="0.801cm">
          <draw:text-box>
            <text:p text:style-name="P1">Right Metamodels</text:p>
          </draw:text-box>
        </draw:frame>
        <draw:frame draw:style-name="gr7" draw:text-style-name="P1" draw:layer="layout" svg:width="6cm" svg:height="1.1cm" svg:x="21.067cm" svg:y="11.601cm">
          <draw:text-box>
            <text:p text:style-name="P1">Right Models</text:p>
          </draw:text-box>
        </draw:frame>
        <draw:line draw:style-name="gr8" draw:text-style-name="P1" draw:layer="layout" svg:x1="23.967cm" svg:y1="4.001cm" svg:x2="23.967cm" svg:y2="5.601cm">
          <text:p/>
        </draw:line>
        <draw:custom-shape draw:style-name="gr9" draw:text-style-name="P1" draw:layer="layout" svg:width="0.4cm" svg:height="0.4cm" svg:x="23.767cm" svg:y="4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" draw:layer="layout" svg:x1="23.967cm" svg:y1="9.201cm" svg:x2="23.967cm" svg:y2="7.201cm">
          <text:p/>
        </draw:line>
        <draw:frame draw:style-name="gr11" draw:text-style-name="P2" draw:layer="layout" svg:width="5.8cm" svg:height="0.806cm" svg:x="22.4cm" svg:y="8.022cm">
          <draw:text-box>
            <text:p text:style-name="P2"><text:span text:style-name="T1">instanceOf</text:span></text:p>
          </draw:text-box>
        </draw:frame>
        <draw:frame draw:style-name="gr7" draw:text-style-name="P1" draw:layer="layout" svg:width="6cm" svg:height="1.675cm" svg:x="10.267cm" svg:y="0.802cm">
          <draw:text-box>
            <text:p text:style-name="P1">Transformation</text:p>
          </draw:text-box>
        </draw:frame>
        <draw:line draw:style-name="gr12" draw:text-style-name="P1" draw:layer="layout" svg:x1="18.767cm" svg:y1="6.702cm" svg:x2="22.067cm" svg:y2="6.702cm">
          <text:p/>
        </draw:line>
        <draw:line draw:style-name="gr12" draw:text-style-name="P1" draw:layer="layout" svg:x1="8.767cm" svg:y1="6.502cm" svg:x2="5.567cm" svg:y2="6.502cm">
          <text:p/>
        </draw:line>
        <draw:line draw:style-name="gr13" draw:text-style-name="P1" draw:layer="layout" svg:x1="8.767cm" svg:y1="10.002cm" svg:x2="5.567cm" svg:y2="10.002cm">
          <text:p/>
        </draw:line>
        <draw:line draw:style-name="gr13" draw:text-style-name="P1" draw:layer="layout" svg:x1="19.167cm" svg:y1="10.002cm" svg:x2="21.967cm" svg:y2="10.002cm">
          <text:p/>
        </draw:line>
        <draw:frame draw:style-name="gr11" draw:text-style-name="P2" draw:layer="layout" svg:width="5.8cm" svg:height="0.806cm" svg:x="4.867cm" svg:y="9.296cm">
          <draw:text-box>
            <text:p text:style-name="P2"><text:span text:style-name="T1">bindsTo</text:span></text:p>
          </draw:text-box>
        </draw:frame>
        <draw:frame draw:style-name="gr11" draw:text-style-name="P2" draw:layer="layout" svg:width="5.8cm" svg:height="0.806cm" svg:x="17.867cm" svg:y="9.296cm">
          <draw:text-box>
            <text:p text:style-name="P2"><text:span text:style-name="T1">bindsTo</text:span></text:p>
          </draw:text-box>
        </draw:frame>
        <draw:frame draw:style-name="gr7" draw:text-style-name="P1" draw:layer="layout" svg:width="10.1cm" svg:height="1.1cm" svg:x="9.167cm" svg:y="11.602cm">
          <draw:text-box>
            <text:p text:style-name="P1">Execution Trace</text:p>
          </draw:text-box>
        </draw:frame>
        <draw:frame draw:style-name="gr11" draw:text-style-name="P2" draw:layer="layout" svg:width="5.8cm" svg:height="0.806cm" svg:x="4.6cm" svg:y="5.8cm">
          <draw:text-box>
            <text:p text:style-name="P2"><text:span text:style-name="T1">elementOf</text:span></text:p>
          </draw:text-box>
        </draw:frame>
        <draw:frame draw:style-name="gr11" draw:text-style-name="P2" draw:layer="layout" svg:width="5.8cm" svg:height="0.806cm" svg:x="17.6cm" svg:y="5.8cm">
          <draw:text-box>
            <text:p text:style-name="P2"><text:span text:style-name="T1">elementO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3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46M27S</meta:editing-duration>
    <meta:editing-cycles>6</meta:editing-cycles>
    <meta:generator>OpenOffice.org/3.4$Win32 OpenOffice.org_project/340m1$Build-9590</meta:generator>
    <dc:date>2013-02-05T14:29:13.86</dc:date>
    <dc:creator>Ed Willink</dc:creator>
    <meta:document-statistic meta:object-count="103"/>
  </office:meta>
</office:document-meta>
</file>